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2" style:family="table-cell" style:parent-style-name="Default" style:data-style-name="N60"/>
    <style:style style:name="ce13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4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5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16" style:family="table-cell" style:parent-style-name="Default">
      <style:table-cell-properties fo:border-bottom="none" fo:border-left="0.0008in solid #000000" fo:border-right="0.0008in solid #000000" fo:border-top="none"/>
    </style:style>
    <style:style style:name="ce17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 fo:padding-bottom="0.0193in" fo:padding-left="0.0138in" fo:padding-right="0.0138in" fo:padding-top="0.0193in"/>
    </style:style>
    <style:style style:name="ce20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1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22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3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141312" style:font-name="Arial" fo:font-size="10pt" fo:language="zxx" fo:country="none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ce24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25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26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number-columns-repeated="3" table:default-cell-style-name="ce12"/>
        <table:table-column table:style-name="co3" table:default-cell-style-name="Default"/>
        <table:table-column table:style-name="co4" table:number-columns-repeated="3" table:default-cell-style-name="ce12"/>
        <table:table-column table:style-name="co2" table:default-cell-style-name="Default"/>
        <table:table-column table:style-name="co4" table:number-columns-repeated="3" table:default-cell-style-name="ce12"/>
        <table:table-column table:style-name="co4" table:number-columns-repeated="1012" table:default-cell-style-name="Default"/>
        <table:table-row table:style-name="ro1">
          <table:table-cell table:style-name="ce1" office:value-type="string" table:number-columns-spanned="12" table:number-rows-spanned="1">
            <text:p><text:span text:style-name="T1">1D particle distribution, constant Spacing dx=0.005 supLen=0.03, summation density, leapfrog , simu time=0.2, dt variation</text:span></text:p>
          </table:table-cell>
          <table:covered-table-cell table:style-name="ce8"/>
          <table:covered-table-cell table:number-columns-repeated="2"/>
          <table:covered-table-cell table:style-name="ce16"/>
          <table:covered-table-cell table:style-name="ce17"/>
          <table:covered-table-cell table:number-columns-repeated="2"/>
          <table:covered-table-cell table:style-name="ce16"/>
          <table:covered-table-cell table:style-name="ce17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12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9"/>
          <table:table-cell table:style-name="ce13" table:number-columns-repeated="2"/>
          <table:table-cell table:style-name="ce9"/>
          <table:table-cell table:style-name="ce13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" office:value-type="string">
            <text:p>timestep</text:p>
          </table:table-cell>
          <table:table-cell table:style-name="ce10" office:value-type="string" table:number-columns-spanned="9" table:number-rows-spanned="1">
            <text:p>whole domain </text:p>
          </table:table-cell>
          <table:covered-table-cell table:style-name="ce14"/>
          <table:covered-table-cell table:style-name="ce14"/>
          <table:covered-table-cell table:style-name="ce10" office:value-type="string">
            <text:p>area3 (after rarefaction before CD)</text:p>
          </table:covered-table-cell>
          <table:covered-table-cell table:style-name="ce14"/>
          <table:covered-table-cell table:style-name="ce14"/>
          <table:covered-table-cell table:style-name="ce18" office:value-type="string">
            <text:p>area2 (after CD before shock)</text:p>
          </table:covered-table-cell>
          <table:covered-table-cell table:style-name="ce14"/>
          <table:covered-table-cell table:style-name="ce20"/>
          <table:table-cell table:style-name="ce23" office:value-type="string" table:number-columns-spanned="9" table:number-rows-spanned="1">
            <text:p>area3 (after rarefaction before CD)</text:p>
          </table:table-cell>
          <table:covered-table-cell table:style-name="ce14"/>
          <table:covered-table-cell table:style-name="ce14"/>
          <table:covered-table-cell table:style-name="ce10" office:value-type="string">
            <text:p>area3 (after rarefaction before CD)</text:p>
          </table:covered-table-cell>
          <table:covered-table-cell table:style-name="ce14"/>
          <table:covered-table-cell table:style-name="ce14"/>
          <table:covered-table-cell table:style-name="ce18" office:value-type="string">
            <text:p>area2 (after CD before shock)</text:p>
          </table:covered-table-cell>
          <table:covered-table-cell table:style-name="ce14"/>
          <table:covered-table-cell table:style-name="ce20"/>
          <table:table-cell table:style-name="ce23" office:value-type="string" table:number-columns-spanned="9" table:number-rows-spanned="1">
            <text:p>area2 (after CD before shock)</text:p>
          </table:table-cell>
          <table:covered-table-cell table:style-name="ce14"/>
          <table:covered-table-cell table:style-name="ce14"/>
          <table:covered-table-cell table:style-name="ce10" office:value-type="string">
            <text:p>area3 (after rarefaction before CD)</text:p>
          </table:covered-table-cell>
          <table:covered-table-cell table:style-name="ce14"/>
          <table:covered-table-cell table:style-name="ce14"/>
          <table:covered-table-cell table:style-name="ce18" office:value-type="string">
            <text:p>area2 (after CD before shock)</text:p>
          </table:covered-table-cell>
          <table:covered-table-cell table:style-name="ce14"/>
          <table:covered-table-cell table:style-name="ce20"/>
          <table:table-cell table:number-columns-repeated="996"/>
        </table:table-row>
        <table:table-row table:style-name="ro1">
          <table:table-cell table:style-name="ce5"/>
          <table:table-cell table:style-name="ce11" office:value-type="string">
            <text:p>L1_rho</text:p>
          </table:table-cell>
          <table:table-cell table:style-name="ce11" office:value-type="string">
            <text:p>L1_u</text:p>
          </table:table-cell>
          <table:table-cell table:style-name="ce15" office:value-type="string">
            <text:p>L1e</text:p>
          </table:table-cell>
          <table:table-cell table:style-name="ce11" office:value-type="string">
            <text:p>L2_rho</text:p>
          </table:table-cell>
          <table:table-cell table:style-name="ce11" office:value-type="string">
            <text:p>L2_u</text:p>
          </table:table-cell>
          <table:table-cell table:style-name="ce15" office:value-type="string">
            <text:p>L2e</text:p>
          </table:table-cell>
          <table:table-cell table:style-name="ce11" office:value-type="string">
            <text:p>Linf_rho</text:p>
          </table:table-cell>
          <table:table-cell table:style-name="ce11" office:value-type="string">
            <text:p>Linf_u</text:p>
          </table:table-cell>
          <table:table-cell table:style-name="ce15" office:value-type="string">
            <text:p>Linf_e</text:p>
          </table:table-cell>
          <table:table-cell table:style-name="ce24" office:value-type="string">
            <text:p>L1_rho3</text:p>
          </table:table-cell>
          <table:table-cell table:style-name="ce11" office:value-type="string">
            <text:p>L1_u3</text:p>
          </table:table-cell>
          <table:table-cell table:style-name="ce15" office:value-type="string">
            <text:p>L1e3</text:p>
          </table:table-cell>
          <table:table-cell table:style-name="ce11" office:value-type="string">
            <text:p>L2_rho3</text:p>
          </table:table-cell>
          <table:table-cell table:style-name="ce11" office:value-type="string">
            <text:p>L2_u3</text:p>
          </table:table-cell>
          <table:table-cell table:style-name="ce15" office:value-type="string">
            <text:p>L2e3</text:p>
          </table:table-cell>
          <table:table-cell table:style-name="ce11" office:value-type="string">
            <text:p>Linf_rho3</text:p>
          </table:table-cell>
          <table:table-cell table:style-name="ce11" office:value-type="string">
            <text:p>Linf_u3</text:p>
          </table:table-cell>
          <table:table-cell table:style-name="ce26" office:value-type="string">
            <text:p>Linf_e3</text:p>
          </table:table-cell>
          <table:table-cell table:style-name="ce24" office:value-type="string">
            <text:p>L1_rho2</text:p>
          </table:table-cell>
          <table:table-cell table:style-name="ce11" office:value-type="string">
            <text:p>L1_u2</text:p>
          </table:table-cell>
          <table:table-cell table:style-name="ce15" office:value-type="string">
            <text:p>L1e2</text:p>
          </table:table-cell>
          <table:table-cell table:style-name="ce11" office:value-type="string">
            <text:p>L2_rho2</text:p>
          </table:table-cell>
          <table:table-cell table:style-name="ce11" office:value-type="string">
            <text:p>L2_u2</text:p>
          </table:table-cell>
          <table:table-cell table:style-name="ce15" office:value-type="string">
            <text:p>L2e2</text:p>
          </table:table-cell>
          <table:table-cell table:style-name="ce11" office:value-type="string">
            <text:p>Linf_rho2</text:p>
          </table:table-cell>
          <table:table-cell table:style-name="ce11" office:value-type="string">
            <text:p>Linf_u2</text:p>
          </table:table-cell>
          <table:table-cell table:style-name="ce26" office:value-type="string">
            <text:p>Linf_e2</text:p>
          </table:table-cell>
          <table:table-cell table:style-name="ce12" table:number-columns-repeated="996"/>
        </table:table-row>
        <table:table-row table:style-name="ro1">
          <table:table-cell table:style-name="ce6" office:value-type="float" office:value="0.0016">
            <text:p>1.60E-003</text:p>
          </table:table-cell>
          <table:table-cell office:value-type="float" office:value="0.00901006">
            <text:p>9.01E-003</text:p>
          </table:table-cell>
          <table:table-cell office:value-type="float" office:value="0.0257112">
            <text:p>2.57E-002</text:p>
          </table:table-cell>
          <table:table-cell office:value-type="float" office:value="0.014878">
            <text:p>1.49E-002</text:p>
          </table:table-cell>
          <table:table-cell table:style-name="ce12" office:value-type="float" office:value="0.0176235">
            <text:p>1.76E-002</text:p>
          </table:table-cell>
          <table:table-cell office:value-type="float" office:value="0.0816343">
            <text:p>8.16E-002</text:p>
          </table:table-cell>
          <table:table-cell office:value-type="float" office:value="0.0338939">
            <text:p>3.39E-002</text:p>
          </table:table-cell>
          <table:table-cell office:value-type="float" office:value="0.0963615">
            <text:p>9.64E-002</text:p>
          </table:table-cell>
          <table:table-cell table:style-name="ce12" office:value-type="float" office:value="0.615655">
            <text:p>6.16E-001</text:p>
          </table:table-cell>
          <table:table-cell table:style-name="ce21" office:value-type="float" office:value="0.203938">
            <text:p>2.04E-001</text:p>
          </table:table-cell>
          <table:table-cell table:style-name="ce25" office:value-type="float" office:value="0.00978254">
            <text:p>9.78E-003</text:p>
          </table:table-cell>
          <table:table-cell office:value-type="float" office:value="0.0152759">
            <text:p>1.53E-002</text:p>
          </table:table-cell>
          <table:table-cell table:style-name="ce12" office:value-type="float" office:value="0.00693107">
            <text:p>6.93E-003</text:p>
          </table:table-cell>
          <table:table-cell table:style-name="ce12" office:value-type="float" office:value="0.0106493">
            <text:p>1.06E-002</text:p>
          </table:table-cell>
          <table:table-cell table:style-name="ce12" office:value-type="float" office:value="0.0185707">
            <text:p>1.86E-002</text:p>
          </table:table-cell>
          <table:table-cell table:style-name="ce12" office:value-type="float" office:value="0.00747244">
            <text:p>7.47E-003</text:p>
          </table:table-cell>
          <table:table-cell table:style-name="ce12" office:value-type="float" office:value="0.0187177">
            <text:p>1.87E-002</text:p>
          </table:table-cell>
          <table:table-cell table:style-name="ce12" office:value-type="float" office:value="0.0379404">
            <text:p>3.79E-002</text:p>
          </table:table-cell>
          <table:table-cell table:style-name="ce21" office:value-type="float" office:value="0.0129398">
            <text:p>1.29E-002</text:p>
          </table:table-cell>
          <table:table-cell table:style-name="ce25" office:value-type="float" office:value="0.00213539">
            <text:p>2.14E-003</text:p>
          </table:table-cell>
          <table:table-cell table:style-name="ce12" office:value-type="float" office:value="0.00320777">
            <text:p>3.21E-003</text:p>
          </table:table-cell>
          <table:table-cell table:style-name="ce12" office:value-type="float" office:value="0.00744219">
            <text:p>7.44E-003</text:p>
          </table:table-cell>
          <table:table-cell table:style-name="ce12" office:value-type="float" office:value="0.00234408">
            <text:p>2.34E-003</text:p>
          </table:table-cell>
          <table:table-cell table:style-name="ce12" office:value-type="float" office:value="0.00411555">
            <text:p>4.12E-003</text:p>
          </table:table-cell>
          <table:table-cell table:style-name="ce12" office:value-type="float" office:value="0.0102447">
            <text:p>1.02E-002</text:p>
          </table:table-cell>
          <table:table-cell table:style-name="ce12" office:value-type="float" office:value="0.00466868">
            <text:p>4.67E-003</text:p>
          </table:table-cell>
          <table:table-cell table:style-name="ce12" office:value-type="float" office:value="0.00937918">
            <text:p>9.38E-003</text:p>
          </table:table-cell>
          <table:table-cell table:style-name="ce21" office:value-type="float" office:value="0.0236385">
            <text:p>2.36E-002</text:p>
          </table:table-cell>
          <table:table-cell table:style-name="ce12" table:number-columns-repeated="996"/>
        </table:table-row>
        <table:table-row table:style-name="ro1">
          <table:table-cell table:style-name="ce6" office:value-type="float" office:value="0.002">
            <text:p>2.00E-003</text:p>
          </table:table-cell>
          <table:table-cell office:value-type="float" office:value="0.00907098">
            <text:p>9.07E-003</text:p>
          </table:table-cell>
          <table:table-cell office:value-type="float" office:value="0.0256263">
            <text:p>2.56E-002</text:p>
          </table:table-cell>
          <table:table-cell office:value-type="float" office:value="0.0148809">
            <text:p>1.49E-002</text:p>
          </table:table-cell>
          <table:table-cell table:style-name="ce12" office:value-type="float" office:value="0.0176678">
            <text:p>1.77E-002</text:p>
          </table:table-cell>
          <table:table-cell office:value-type="float" office:value="0.0811094">
            <text:p>8.11E-002</text:p>
          </table:table-cell>
          <table:table-cell office:value-type="float" office:value="0.0338579">
            <text:p>3.39E-002</text:p>
          </table:table-cell>
          <table:table-cell office:value-type="float" office:value="0.0962868">
            <text:p>9.63E-002</text:p>
          </table:table-cell>
          <table:table-cell table:style-name="ce12" office:value-type="float" office:value="0.609902">
            <text:p>6.10E-001</text:p>
          </table:table-cell>
          <table:table-cell table:style-name="ce21" office:value-type="float" office:value="0.203772">
            <text:p>2.04E-001</text:p>
          </table:table-cell>
          <table:table-cell table:style-name="ce25" office:value-type="float" office:value="0.00973916">
            <text:p>9.74E-003</text:p>
          </table:table-cell>
          <table:table-cell office:value-type="float" office:value="0.0152219">
            <text:p>1.52E-002</text:p>
          </table:table-cell>
          <table:table-cell table:style-name="ce12" office:value-type="float" office:value="0.00690132">
            <text:p>6.90E-003</text:p>
          </table:table-cell>
          <table:table-cell table:style-name="ce12" office:value-type="float" office:value="0.0105912">
            <text:p>1.06E-002</text:p>
          </table:table-cell>
          <table:table-cell table:style-name="ce12" office:value-type="float" office:value="0.0184475">
            <text:p>1.84E-002</text:p>
          </table:table-cell>
          <table:table-cell table:style-name="ce12" office:value-type="float" office:value="0.00745147">
            <text:p>7.45E-003</text:p>
          </table:table-cell>
          <table:table-cell table:style-name="ce12" office:value-type="float" office:value="0.0185927">
            <text:p>1.86E-002</text:p>
          </table:table-cell>
          <table:table-cell table:style-name="ce12" office:value-type="float" office:value="0.0376848">
            <text:p>3.77E-002</text:p>
          </table:table-cell>
          <table:table-cell table:style-name="ce21" office:value-type="float" office:value="0.0128723">
            <text:p>1.29E-002</text:p>
          </table:table-cell>
          <table:table-cell table:style-name="ce25" office:value-type="float" office:value="0.00214991">
            <text:p>2.15E-003</text:p>
          </table:table-cell>
          <table:table-cell table:style-name="ce12" office:value-type="float" office:value="0.00318549">
            <text:p>3.19E-003</text:p>
          </table:table-cell>
          <table:table-cell table:style-name="ce12" office:value-type="float" office:value="0.0074607">
            <text:p>7.46E-003</text:p>
          </table:table-cell>
          <table:table-cell table:style-name="ce12" office:value-type="float" office:value="0.00236043">
            <text:p>2.36E-003</text:p>
          </table:table-cell>
          <table:table-cell table:style-name="ce12" office:value-type="float" office:value="0.00408563">
            <text:p>4.09E-003</text:p>
          </table:table-cell>
          <table:table-cell table:style-name="ce12" office:value-type="float" office:value="0.0102775">
            <text:p>1.03E-002</text:p>
          </table:table-cell>
          <table:table-cell table:style-name="ce12" office:value-type="float" office:value="0.00469218">
            <text:p>4.69E-003</text:p>
          </table:table-cell>
          <table:table-cell table:style-name="ce12" office:value-type="float" office:value="0.00927695">
            <text:p>9.28E-003</text:p>
          </table:table-cell>
          <table:table-cell table:style-name="ce21" office:value-type="float" office:value="0.0237254">
            <text:p>2.37E-002</text:p>
          </table:table-cell>
          <table:table-cell table:style-name="ce12" table:number-columns-repeated="996"/>
        </table:table-row>
        <table:table-row table:style-name="ro1">
          <table:table-cell table:style-name="ce6" office:value-type="float" office:value="0.0025">
            <text:p>2.50E-003</text:p>
          </table:table-cell>
          <table:table-cell office:value-type="float" office:value="0.00914781">
            <text:p>9.15E-003</text:p>
          </table:table-cell>
          <table:table-cell office:value-type="float" office:value="0.0255932">
            <text:p>2.56E-002</text:p>
          </table:table-cell>
          <table:table-cell office:value-type="float" office:value="0.014868">
            <text:p>1.49E-002</text:p>
          </table:table-cell>
          <table:table-cell table:style-name="ce12" office:value-type="float" office:value="0.0177365">
            <text:p>1.77E-002</text:p>
          </table:table-cell>
          <table:table-cell office:value-type="float" office:value="0.0805606">
            <text:p>8.06E-002</text:p>
          </table:table-cell>
          <table:table-cell office:value-type="float" office:value="0.0338104">
            <text:p>3.38E-002</text:p>
          </table:table-cell>
          <table:table-cell office:value-type="float" office:value="0.0963014">
            <text:p>9.63E-002</text:p>
          </table:table-cell>
          <table:table-cell table:style-name="ce12" office:value-type="float" office:value="0.603653">
            <text:p>6.04E-001</text:p>
          </table:table-cell>
          <table:table-cell table:style-name="ce21" office:value-type="float" office:value="0.203505">
            <text:p>2.04E-001</text:p>
          </table:table-cell>
          <table:table-cell table:style-name="ce25" office:value-type="float" office:value="0.00963387">
            <text:p>9.63E-003</text:p>
          </table:table-cell>
          <table:table-cell office:value-type="float" office:value="0.0150259">
            <text:p>1.50E-002</text:p>
          </table:table-cell>
          <table:table-cell table:style-name="ce12" office:value-type="float" office:value="0.00684686">
            <text:p>6.85E-003</text:p>
          </table:table-cell>
          <table:table-cell table:style-name="ce12" office:value-type="float" office:value="0.0104773">
            <text:p>1.05E-002</text:p>
          </table:table-cell>
          <table:table-cell table:style-name="ce12" office:value-type="float" office:value="0.0182542">
            <text:p>1.83E-002</text:p>
          </table:table-cell>
          <table:table-cell table:style-name="ce12" office:value-type="float" office:value="0.00740243">
            <text:p>7.40E-003</text:p>
          </table:table-cell>
          <table:table-cell table:style-name="ce12" office:value-type="float" office:value="0.0184222">
            <text:p>1.84E-002</text:p>
          </table:table-cell>
          <table:table-cell table:style-name="ce12" office:value-type="float" office:value="0.0373026">
            <text:p>3.73E-002</text:p>
          </table:table-cell>
          <table:table-cell table:style-name="ce21" office:value-type="float" office:value="0.0127861">
            <text:p>1.28E-002</text:p>
          </table:table-cell>
          <table:table-cell table:style-name="ce25" office:value-type="float" office:value="0.00218806">
            <text:p>2.19E-003</text:p>
          </table:table-cell>
          <table:table-cell table:style-name="ce12" office:value-type="float" office:value="0.00338637">
            <text:p>3.39E-003</text:p>
          </table:table-cell>
          <table:table-cell table:style-name="ce12" office:value-type="float" office:value="0.00748454">
            <text:p>7.48E-003</text:p>
          </table:table-cell>
          <table:table-cell table:style-name="ce12" office:value-type="float" office:value="0.00235179">
            <text:p>2.35E-003</text:p>
          </table:table-cell>
          <table:table-cell table:style-name="ce12" office:value-type="float" office:value="0.00444716">
            <text:p>4.45E-003</text:p>
          </table:table-cell>
          <table:table-cell table:style-name="ce12" office:value-type="float" office:value="0.0103909">
            <text:p>1.04E-002</text:p>
          </table:table-cell>
          <table:table-cell table:style-name="ce12" office:value-type="float" office:value="0.00457464">
            <text:p>4.57E-003</text:p>
          </table:table-cell>
          <table:table-cell table:style-name="ce12" office:value-type="float" office:value="0.010045">
            <text:p>1.00E-002</text:p>
          </table:table-cell>
          <table:table-cell table:style-name="ce21" office:value-type="float" office:value="0.0239936">
            <text:p>2.40E-002</text:p>
          </table:table-cell>
          <table:table-cell table:style-name="ce12" table:number-columns-repeated="996"/>
        </table:table-row>
        <table:table-row table:style-name="ro1">
          <table:table-cell table:style-name="ce6" office:value-type="float" office:value="0.002985074627">
            <text:p>2.99E-003</text:p>
          </table:table-cell>
          <table:table-cell office:value-type="float" office:value="0.0096583">
            <text:p>9.66E-003</text:p>
          </table:table-cell>
          <table:table-cell office:value-type="float" office:value="0.0299604">
            <text:p>3.00E-002</text:p>
          </table:table-cell>
          <table:table-cell office:value-type="float" office:value="0.0154034">
            <text:p>1.54E-002</text:p>
          </table:table-cell>
          <table:table-cell table:style-name="ce12" office:value-type="float" office:value="0.0180618">
            <text:p>1.81E-002</text:p>
          </table:table-cell>
          <table:table-cell office:value-type="float" office:value="0.0837312">
            <text:p>8.37E-002</text:p>
          </table:table-cell>
          <table:table-cell office:value-type="float" office:value="0.0337972">
            <text:p>3.38E-002</text:p>
          </table:table-cell>
          <table:table-cell office:value-type="float" office:value="0.0962127">
            <text:p>9.62E-002</text:p>
          </table:table-cell>
          <table:table-cell table:style-name="ce12" office:value-type="float" office:value="0.600192">
            <text:p>6.00E-001</text:p>
          </table:table-cell>
          <table:table-cell table:style-name="ce21" office:value-type="float" office:value="0.203021">
            <text:p>2.03E-001</text:p>
          </table:table-cell>
          <table:table-cell table:style-name="ce25" office:value-type="float" office:value="0.00948537">
            <text:p>9.49E-003</text:p>
          </table:table-cell>
          <table:table-cell office:value-type="float" office:value="0.0147189">
            <text:p>1.47E-002</text:p>
          </table:table-cell>
          <table:table-cell table:style-name="ce12" office:value-type="float" office:value="0.00680102">
            <text:p>6.80E-003</text:p>
          </table:table-cell>
          <table:table-cell table:style-name="ce12" office:value-type="float" office:value="0.0103002">
            <text:p>1.03E-002</text:p>
          </table:table-cell>
          <table:table-cell table:style-name="ce12" office:value-type="float" office:value="0.0179571">
            <text:p>1.80E-002</text:p>
          </table:table-cell>
          <table:table-cell table:style-name="ce12" office:value-type="float" office:value="0.00735056">
            <text:p>7.35E-003</text:p>
          </table:table-cell>
          <table:table-cell table:style-name="ce12" office:value-type="float" office:value="0.0181532">
            <text:p>1.82E-002</text:p>
          </table:table-cell>
          <table:table-cell table:style-name="ce12" office:value-type="float" office:value="0.0367195">
            <text:p>3.67E-002</text:p>
          </table:table-cell>
          <table:table-cell table:style-name="ce21" office:value-type="float" office:value="0.0126455">
            <text:p>1.26E-002</text:p>
          </table:table-cell>
          <table:table-cell table:style-name="ce25" office:value-type="float" office:value="0.00447047">
            <text:p>4.47E-003</text:p>
          </table:table-cell>
          <table:table-cell table:style-name="ce12" office:value-type="float" office:value="0.0255749">
            <text:p>2.56E-002</text:p>
          </table:table-cell>
          <table:table-cell table:style-name="ce12" office:value-type="float" office:value="0.010423">
            <text:p>1.04E-002</text:p>
          </table:table-cell>
          <table:table-cell table:style-name="ce12" office:value-type="float" office:value="0.00738924">
            <text:p>7.39E-003</text:p>
          </table:table-cell>
          <table:table-cell table:style-name="ce12" office:value-type="float" office:value="0.0546278">
            <text:p>5.46E-002</text:p>
          </table:table-cell>
          <table:table-cell table:style-name="ce12" office:value-type="float" office:value="0.0126609">
            <text:p>1.27E-002</text:p>
          </table:table-cell>
          <table:table-cell table:style-name="ce12" office:value-type="float" office:value="0.0400832">
            <text:p>4.01E-002</text:p>
          </table:table-cell>
          <table:table-cell table:style-name="ce12" office:value-type="float" office:value="0.323098">
            <text:p>3.23E-001</text:p>
          </table:table-cell>
          <table:table-cell table:style-name="ce21" office:value-type="float" office:value="0.0252647">
            <text:p>2.53E-002</text:p>
          </table:table-cell>
          <table:table-cell table:style-name="ce12" table:number-columns-repeated="996"/>
        </table:table-row>
        <table:table-row table:style-name="ro1">
          <table:table-cell table:style-name="ce6" office:value-type="float" office:value="0.00350877193">
            <text:p>3.51E-003</text:p>
          </table:table-cell>
          <table:table-cell office:value-type="float" office:value="0.00940521">
            <text:p>9.41E-003</text:p>
          </table:table-cell>
          <table:table-cell office:value-type="float" office:value="0.0278488">
            <text:p>2.78E-002</text:p>
          </table:table-cell>
          <table:table-cell office:value-type="float" office:value="0.0153627">
            <text:p>1.54E-002</text:p>
          </table:table-cell>
          <table:table-cell table:style-name="ce12" office:value-type="float" office:value="0.0179517">
            <text:p>1.80E-002</text:p>
          </table:table-cell>
          <table:table-cell office:value-type="float" office:value="0.0797217">
            <text:p>7.97E-002</text:p>
          </table:table-cell>
          <table:table-cell office:value-type="float" office:value="0.0339303">
            <text:p>3.39E-002</text:p>
          </table:table-cell>
          <table:table-cell office:value-type="float" office:value="0.0939911">
            <text:p>9.40E-002</text:p>
          </table:table-cell>
          <table:table-cell table:style-name="ce12" office:value-type="float" office:value="0.58831">
            <text:p>5.88E-001</text:p>
          </table:table-cell>
          <table:table-cell table:style-name="ce21" office:value-type="float" office:value="0.200996">
            <text:p>2.01E-001</text:p>
          </table:table-cell>
          <table:table-cell table:style-name="ce25" office:value-type="float" office:value="0.00960628">
            <text:p>9.61E-003</text:p>
          </table:table-cell>
          <table:table-cell office:value-type="float" office:value="0.015195">
            <text:p>1.52E-002</text:p>
          </table:table-cell>
          <table:table-cell table:style-name="ce12" office:value-type="float" office:value="0.00677633">
            <text:p>6.78E-003</text:p>
          </table:table-cell>
          <table:table-cell table:style-name="ce12" office:value-type="float" office:value="0.0103447">
            <text:p>1.03E-002</text:p>
          </table:table-cell>
          <table:table-cell table:style-name="ce12" office:value-type="float" office:value="0.0178584">
            <text:p>1.79E-002</text:p>
          </table:table-cell>
          <table:table-cell table:style-name="ce12" office:value-type="float" office:value="0.00739489">
            <text:p>7.39E-003</text:p>
          </table:table-cell>
          <table:table-cell table:style-name="ce12" office:value-type="float" office:value="0.0177847">
            <text:p>1.78E-002</text:p>
          </table:table-cell>
          <table:table-cell table:style-name="ce12" office:value-type="float" office:value="0.0357588">
            <text:p>3.58E-002</text:p>
          </table:table-cell>
          <table:table-cell table:style-name="ce21" office:value-type="float" office:value="0.0124423">
            <text:p>1.24E-002</text:p>
          </table:table-cell>
          <table:table-cell table:style-name="ce25" office:value-type="float" office:value="0.0025404">
            <text:p>2.54E-003</text:p>
          </table:table-cell>
          <table:table-cell table:style-name="ce12" office:value-type="float" office:value="0.0127152">
            <text:p>1.27E-002</text:p>
          </table:table-cell>
          <table:table-cell table:style-name="ce12" office:value-type="float" office:value="0.010083">
            <text:p>1.01E-002</text:p>
          </table:table-cell>
          <table:table-cell table:style-name="ce12" office:value-type="float" office:value="0.00331674">
            <text:p>3.32E-003</text:p>
          </table:table-cell>
          <table:table-cell table:style-name="ce12" office:value-type="float" office:value="0.0172793">
            <text:p>1.73E-002</text:p>
          </table:table-cell>
          <table:table-cell table:style-name="ce12" office:value-type="float" office:value="0.0134582">
            <text:p>1.35E-002</text:p>
          </table:table-cell>
          <table:table-cell table:style-name="ce12" office:value-type="float" office:value="0.00675645">
            <text:p>6.76E-003</text:p>
          </table:table-cell>
          <table:table-cell table:style-name="ce12" office:value-type="float" office:value="0.056415">
            <text:p>5.64E-002</text:p>
          </table:table-cell>
          <table:table-cell table:style-name="ce21" office:value-type="float" office:value="0.0434295">
            <text:p>4.34E-002</text:p>
          </table:table-cell>
          <table:table-cell table:style-name="ce12" table:number-columns-repeated="996"/>
        </table:table-row>
        <table:table-row table:style-name="ro1">
          <table:table-cell table:style-name="ce6" office:value-type="float" office:value="0.004">
            <text:p>4.00E-003</text:p>
          </table:table-cell>
          <table:table-cell office:value-type="float" office:value="0.0100353">
            <text:p>1.00E-002</text:p>
          </table:table-cell>
          <table:table-cell office:value-type="float" office:value="0.028967">
            <text:p>2.90E-002</text:p>
          </table:table-cell>
          <table:table-cell office:value-type="float" office:value="0.0159222">
            <text:p>1.59E-002</text:p>
          </table:table-cell>
          <table:table-cell table:style-name="ce12" office:value-type="float" office:value="0.0181485">
            <text:p>1.81E-002</text:p>
          </table:table-cell>
          <table:table-cell office:value-type="float" office:value="0.0799381">
            <text:p>7.99E-002</text:p>
          </table:table-cell>
          <table:table-cell office:value-type="float" office:value="0.0347827">
            <text:p>3.48E-002</text:p>
          </table:table-cell>
          <table:table-cell office:value-type="float" office:value="0.0919372">
            <text:p>9.19E-002</text:p>
          </table:table-cell>
          <table:table-cell table:style-name="ce12" office:value-type="float" office:value="0.586021">
            <text:p>5.86E-001</text:p>
          </table:table-cell>
          <table:table-cell table:style-name="ce21" office:value-type="float" office:value="0.197887">
            <text:p>1.98E-001</text:p>
          </table:table-cell>
          <table:table-cell table:style-name="ce25" office:value-type="float" office:value="0.00869488">
            <text:p>8.69E-003</text:p>
          </table:table-cell>
          <table:table-cell office:value-type="float" office:value="0.012947">
            <text:p>1.29E-002</text:p>
          </table:table-cell>
          <table:table-cell table:style-name="ce12" office:value-type="float" office:value="0.00619323">
            <text:p>6.19E-003</text:p>
          </table:table-cell>
          <table:table-cell table:style-name="ce12" office:value-type="float" office:value="0.00974207">
            <text:p>9.74E-003</text:p>
          </table:table-cell>
          <table:table-cell table:style-name="ce12" office:value-type="float" office:value="0.0166366">
            <text:p>1.66E-002</text:p>
          </table:table-cell>
          <table:table-cell table:style-name="ce12" office:value-type="float" office:value="0.00688858">
            <text:p>6.89E-003</text:p>
          </table:table-cell>
          <table:table-cell table:style-name="ce12" office:value-type="float" office:value="0.0173481">
            <text:p>1.73E-002</text:p>
          </table:table-cell>
          <table:table-cell table:style-name="ce12" office:value-type="float" office:value="0.0348043">
            <text:p>3.48E-002</text:p>
          </table:table-cell>
          <table:table-cell table:style-name="ce21" office:value-type="float" office:value="0.0122028">
            <text:p>1.22E-002</text:p>
          </table:table-cell>
          <table:table-cell table:style-name="ce25" office:value-type="float" office:value="0.00511953">
            <text:p>5.12E-003</text:p>
          </table:table-cell>
          <table:table-cell table:style-name="ce12" office:value-type="float" office:value="0.0173845">
            <text:p>1.74E-002</text:p>
          </table:table-cell>
          <table:table-cell table:style-name="ce12" office:value-type="float" office:value="0.0116612">
            <text:p>1.17E-002</text:p>
          </table:table-cell>
          <table:table-cell table:style-name="ce12" office:value-type="float" office:value="0.005914">
            <text:p>5.91E-003</text:p>
          </table:table-cell>
          <table:table-cell table:style-name="ce12" office:value-type="float" office:value="0.0223599">
            <text:p>2.24E-002</text:p>
          </table:table-cell>
          <table:table-cell table:style-name="ce12" office:value-type="float" office:value="0.0171738">
            <text:p>1.72E-002</text:p>
          </table:table-cell>
          <table:table-cell table:style-name="ce12" office:value-type="float" office:value="0.0105125">
            <text:p>1.05E-002</text:p>
          </table:table-cell>
          <table:table-cell table:style-name="ce12" office:value-type="float" office:value="0.079443">
            <text:p>7.94E-002</text:p>
          </table:table-cell>
          <table:table-cell table:style-name="ce21" office:value-type="float" office:value="0.071159">
            <text:p>7.12E-002</text:p>
          </table:table-cell>
          <table:table-cell table:style-name="ce12" table:number-columns-repeated="996"/>
        </table:table-row>
        <table:table-row table:style-name="ro1">
          <table:table-cell table:style-name="ce5" office:value-type="float" office:value="0.0044444444">
            <text:p>4.44E-003</text:p>
          </table:table-cell>
          <table:table-cell table:style-name="ce11" office:value-type="float" office:value="0.00984216">
            <text:p>9.84E-003</text:p>
          </table:table-cell>
          <table:table-cell table:style-name="ce11" office:value-type="float" office:value="0.0383081">
            <text:p>3.83E-002</text:p>
          </table:table-cell>
          <table:table-cell table:style-name="ce11" office:value-type="float" office:value="0.0195392">
            <text:p>1.95E-002</text:p>
          </table:table-cell>
          <table:table-cell table:style-name="ce11" office:value-type="float" office:value="0.0181482">
            <text:p>1.81E-002</text:p>
          </table:table-cell>
          <table:table-cell table:style-name="ce11" office:value-type="float" office:value="0.088366">
            <text:p>8.84E-002</text:p>
          </table:table-cell>
          <table:table-cell table:style-name="ce11" office:value-type="float" office:value="0.0479404">
            <text:p>4.79E-002</text:p>
          </table:table-cell>
          <table:table-cell table:style-name="ce11" office:value-type="float" office:value="0.0876314">
            <text:p>8.76E-002</text:p>
          </table:table-cell>
          <table:table-cell table:style-name="ce11" office:value-type="float" office:value="0.575861">
            <text:p>5.76E-001</text:p>
          </table:table-cell>
          <table:table-cell table:style-name="ce22" office:value-type="float" office:value="0.434013">
            <text:p>4.34E-001</text:p>
          </table:table-cell>
          <table:table-cell table:style-name="ce24" office:value-type="float" office:value="0.0091338">
            <text:p>9.13E-003</text:p>
          </table:table-cell>
          <table:table-cell table:style-name="ce11" office:value-type="float" office:value="0.0141623">
            <text:p>1.42E-002</text:p>
          </table:table-cell>
          <table:table-cell table:style-name="ce11" office:value-type="float" office:value="0.00653855">
            <text:p>6.54E-003</text:p>
          </table:table-cell>
          <table:table-cell table:style-name="ce11" office:value-type="float" office:value="0.00983592">
            <text:p>9.84E-003</text:p>
          </table:table-cell>
          <table:table-cell table:style-name="ce11" office:value-type="float" office:value="0.0168661">
            <text:p>1.69E-002</text:p>
          </table:table-cell>
          <table:table-cell table:style-name="ce11" office:value-type="float" office:value="0.00715552">
            <text:p>7.16E-003</text:p>
          </table:table-cell>
          <table:table-cell table:style-name="ce11" office:value-type="float" office:value="0.016892">
            <text:p>1.69E-002</text:p>
          </table:table-cell>
          <table:table-cell table:style-name="ce11" office:value-type="float" office:value="0.0338854">
            <text:p>3.39E-002</text:p>
          </table:table-cell>
          <table:table-cell table:style-name="ce22" office:value-type="float" office:value="0.0119543">
            <text:p>1.20E-002</text:p>
          </table:table-cell>
          <table:table-cell table:style-name="ce24" office:value-type="float" office:value="0.00265843">
            <text:p>2.66E-003</text:p>
          </table:table-cell>
          <table:table-cell table:style-name="ce11" office:value-type="float" office:value="0.0364658">
            <text:p>3.65E-002</text:p>
          </table:table-cell>
          <table:table-cell table:style-name="ce11" office:value-type="float" office:value="0.0203407">
            <text:p>2.03E-002</text:p>
          </table:table-cell>
          <table:table-cell table:style-name="ce11" office:value-type="float" office:value="0.00370173">
            <text:p>3.70E-003</text:p>
          </table:table-cell>
          <table:table-cell table:style-name="ce11" office:value-type="float" office:value="0.0621487">
            <text:p>6.21E-002</text:p>
          </table:table-cell>
          <table:table-cell table:style-name="ce11" office:value-type="float" office:value="0.0325835">
            <text:p>3.26E-002</text:p>
          </table:table-cell>
          <table:table-cell table:style-name="ce11" office:value-type="float" office:value="0.013344">
            <text:p>1.33E-002</text:p>
          </table:table-cell>
          <table:table-cell table:style-name="ce11" office:value-type="float" office:value="0.214099">
            <text:p>2.14E-001</text:p>
          </table:table-cell>
          <table:table-cell table:style-name="ce22" office:value-type="float" office:value="0.0959589">
            <text:p>9.60E-002</text:p>
          </table:table-cell>
          <table:table-cell table:style-name="ce12" table:number-columns-repeated="996"/>
        </table:table-row>
        <table:table-row table:style-name="ro2">
          <table:table-cell table:number-columns-repeated="2"/>
          <table:table-cell table:style-name="ce13" table:number-columns-repeated="6"/>
          <table:table-cell table:style-name="ce12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3" table:number-columns-repeated="4"/>
          <table:table-cell office:value-type="string">
            <text:p>starting at dt=0.003: oscillations in velocity</text:p>
          </table:table-cell>
          <table:table-cell/>
          <table:table-cell table:style-name="ce19"/>
          <table:table-cell table:style-name="ce13"/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2"/>
          <table:table-cell/>
          <table:table-cell office:value-type="string">
            <text:p>at dt=0.004 oscillation has moved mainly to area2</text:p>
          </table:table-cell>
          <table:table-cell table:style-name="Default"/>
          <table:table-cell table:number-columns-repeated="3"/>
          <table:table-cell office:value-type="string">
            <text:p>at t=0.003 extraordinary high oscillations in velocity before shock (x~2.3)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Default">
            <draw:frame table:end-cell-address="Sheet1.J34" table:end-x="0.5091in" table:end-y="0.0724in" draw:z-index="1" draw:style-name="gr1" svg:width="4.7602in" svg:height="3.1157in" svg:x="0.7591in" svg:y="0.1449in">
              <draw:object draw:notify-on-update-of-ranges="Sheet1.K5:Sheet1.K5 Sheet1.K6:Sheet1.K12 Sheet1.A6:Sheet1.A12 Sheet1.N5:Sheet1.N5 Sheet1.N6:Sheet1.N12 Sheet1.A6:Sheet1.A12 Sheet1.Q5:Sheet1.Q5 Sheet1.Q6:Sheet1.Q12 Sheet1.A6:Sheet1.A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2"/>
          <table:table-cell/>
          <table:table-cell table:style-name="Default" table:number-columns-repeated="2"/>
          <table:table-cell/>
          <table:table-cell>
            <draw:frame table:end-cell-address="Sheet1.N35" table:end-x="0.6803in" table:end-y="0.0437in" draw:z-index="2" draw:style-name="gr1" svg:width="3.5744in" svg:height="3.2543in" svg:x="0.6622in" svg:y="0.1547in">
              <draw:object draw:notify-on-update-of-ranges="Sheet1.T5:Sheet1.T5 Sheet1.T6:Sheet1.T12 Sheet1.A6:Sheet1.A12 Sheet1.W5:Sheet1.W5 Sheet1.W6:Sheet1.W12 Sheet1.A6:Sheet1.A12 Sheet1.Z5:Sheet1.Z5 Sheet1.Z6:Sheet1.Z12 Sheet1.A6:Sheet1.A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 table:number-columns-repeated="1013"/>
        </table:table-row>
        <table:table-row table:style-name="ro1">
          <table:table-cell>
            <draw:frame table:end-cell-address="Sheet1.D36" table:end-x="0.5894in" table:end-y="0.0311in" draw:z-index="0" draw:style-name="gr1" svg:width="3.174in" svg:height="3.2504in" svg:x="0.011in" svg:y="0.1457in">
              <draw:object draw:notify-on-update-of-ranges="Sheet1.B5:Sheet1.B5 Sheet1.B6:Sheet1.B12 Sheet1.A6:Sheet1.A12 Sheet1.E5:Sheet1.E5 Sheet1.E6:Sheet1.E12 Sheet1.A6:Sheet1.A12 Sheet1.H5:Sheet1.H5 Sheet1.H6:Sheet1.H12 Sheet1.A6:Sheet1.A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2"/>
          <table:table-cell table:style-name="ce12"/>
          <table:table-cell/>
          <table:table-cell table:style-name="Default" table:number-columns-repeated="2"/>
          <table:table-cell table:style-name="ce12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2"/>
          <table:table-cell/>
          <table:table-cell table:style-name="Default" table:number-columns-repeated="2"/>
          <table:table-cell table:style-name="ce12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4"/>
          <table:table-cell table:style-name="ce12"/>
          <table:table-cell/>
          <table:table-cell table:style-name="Default" table:number-columns-repeated="2"/>
          <table:table-cell table:style-name="ce12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4"/>
          <table:table-cell table:style-name="ce12"/>
          <table:table-cell table:number-columns-repeated="2"/>
          <table:table-cell table:style-name="Default"/>
          <table:table-cell table:style-name="ce12"/>
          <table:table-cell/>
          <table:table-cell table:style-name="Default" table:number-columns-repeated="2"/>
          <table:table-cell table:number-columns-repeated="1012"/>
        </table:table-row>
        <table:table-row table:style-name="ro1" table:number-rows-repeated="4">
          <table:table-cell table:number-columns-repeated="4"/>
          <table:table-cell table:style-name="ce12"/>
          <table:table-cell table:number-columns-repeated="2"/>
          <table:table-cell table:style-name="Default"/>
          <table:table-cell table:style-name="ce12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3"/>
          <table:table-cell table:style-name="Default"/>
          <table:table-cell table:style-name="ce12"/>
          <table:table-cell table:number-columns-repeated="2"/>
          <table:table-cell table:style-name="Default"/>
          <table:table-cell table:style-name="ce12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7">
          <table:table-cell table:number-columns-repeated="4"/>
          <table:table-cell table:style-name="ce12"/>
          <table:table-cell table:number-columns-repeated="2"/>
          <table:table-cell table:style-name="Default"/>
          <table:table-cell table:style-name="ce1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style-name="ce12"/>
          <table:table-cell table:number-columns-repeated="2"/>
          <table:table-cell table:style-name="Default"/>
          <table:table-cell table:style-name="ce1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style-name="ce12"/>
          <table:table-cell table:number-columns-repeated="2"/>
          <table:table-cell table:style-name="Default"/>
          <table:table-cell table:style-name="ce1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Default">
            <draw:frame table:end-cell-address="Sheet1.D55" table:end-x="0.5783in" table:end-y="0.065in" draw:z-index="3" draw:style-name="gr1" svg:width="3.174in" svg:height="3.2504in" svg:x="0in" svg:y="0.0028in">
              <draw:object draw:notify-on-update-of-ranges="Sheet1.C5:Sheet1.C5 Sheet1.C6:Sheet1.C12 Sheet1.A6:Sheet1.A12 Sheet1.F5:Sheet1.F5 Sheet1.F6:Sheet1.F12 Sheet1.A6:Sheet1.A12 Sheet1.I5:Sheet1.I5 Sheet1.I6:Sheet1.I12 Sheet1.A6:Sheet1.A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  <table:table-cell/>
          <table:table-cell>
            <draw:frame table:end-cell-address="Sheet1.K54" table:end-x="0.4551in" table:end-y="0.1067in" draw:z-index="4" draw:style-name="gr1" svg:width="4.7602in" svg:height="3.1157in" svg:x="0.0146in" svg:y="0.002in">
              <draw:object draw:notify-on-update-of-ranges="Sheet1.L5:Sheet1.L5 Sheet1.L6:Sheet1.L12 Sheet1.A6:Sheet1.A12 Sheet1.O5:Sheet1.O5 Sheet1.O6:Sheet1.O12 Sheet1.A6:Sheet1.A12 Sheet1.R5:Sheet1.R5 Sheet1.R6:Sheet1.R12 Sheet1.A6:Sheet1.A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P55" table:end-x="0.0654in" table:end-y="0.1315in" draw:z-index="5" draw:style-name="gr1" svg:width="3.5748in" svg:height="3.2543in" svg:x="0.0465in" svg:y="0.0654in">
              <draw:object draw:notify-on-update-of-ranges="Sheet1.U5:Sheet1.U5 Sheet1.U6:Sheet1.U12 Sheet1.A6:Sheet1.A12 Sheet1.X5:Sheet1.X5 Sheet1.X6:Sheet1.X12 Sheet1.A6:Sheet1.A12 Sheet1.AA5:Sheet1.AA5 Sheet1.AA6:Sheet1.AA12 Sheet1.A6:Sheet1.A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>
            <draw:frame table:end-cell-address="Sheet1.D75" table:end-x="0.5783in" table:end-y="0.0693in" draw:z-index="6" draw:style-name="gr1" svg:width="3.174in" svg:height="3.2504in" svg:x="0in" svg:y="0.0067in">
              <draw:object draw:notify-on-update-of-ranges="Sheet1.D5:Sheet1.D5 Sheet1.D6:Sheet1.D12 Sheet1.A6:Sheet1.A12 Sheet1.G5:Sheet1.G5 Sheet1.G6:Sheet1.G12 Sheet1.A6:Sheet1.A12 Sheet1.J5:Sheet1.J5 Sheet1.J6:Sheet1.J12 Sheet1.A6:Sheet1.A1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Default" table:number-columns-repeated="2"/>
          <table:table-cell/>
          <table:table-cell>
            <draw:frame table:end-cell-address="Sheet1.K74" table:end-x="0.4551in" table:end-y="0.1118in" draw:z-index="7" draw:style-name="gr1" svg:width="4.7602in" svg:height="3.1157in" svg:x="0.0146in" svg:y="0.0067in">
              <draw:object draw:notify-on-update-of-ranges="Sheet1.M5:Sheet1.M5 Sheet1.M6:Sheet1.M12 Sheet1.A6:Sheet1.A12 Sheet1.P5:Sheet1.P5 Sheet1.P6:Sheet1.P12 Sheet1.A6:Sheet1.A12 Sheet1.S5:Sheet1.S5 Sheet1.S6:Sheet1.S12 Sheet1.A6:Sheet1.A1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>
            <draw:frame table:end-cell-address="Sheet1.P76" table:end-x="0.0319in" table:end-y="0.0732in" draw:z-index="8" draw:style-name="gr1" svg:width="3.5748in" svg:height="3.2543in" svg:x="0.013in" svg:y="0.0067in">
              <draw:object draw:notify-on-update-of-ranges="Sheet1.V5:Sheet1.V5 Sheet1.V6:Sheet1.V12 Sheet1.A6:Sheet1.A12 Sheet1.Y5:Sheet1.Y5 Sheet1.Y6:Sheet1.Y12 Sheet1.A6:Sheet1.A12 Sheet1.AB5:Sheet1.AB5 Sheet1.AB6:Sheet1.AB12 Sheet1.A6:Sheet1.A1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08:3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9-15T08:30:40</dc:date>
    <meta:editing-duration>PT08H11M09S</meta:editing-duration>
    <meta:editing-cycles>39</meta:editing-cycles>
    <meta:generator>OpenOffice.org/3.1$Linux OpenOffice.org_project/310m21$Build-9319</meta:generator>
    <meta:document-statistic meta:table-count="3" meta:cell-count="23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title svg:x="2.721cm" svg:y="0.166cm" chart:style-name="ch2">
          <text:p>whole domain</text:p>
        </chart:title>
        <chart:legend chart:legend-position="top" svg:x="3.452cm" svg:y="0.666cm" chart:style-name="ch3"/>
        <chart:plot-area chart:style-name="ch4" table:cell-range-address="Sheet1.A6:Sheet1.B12 Sheet1.A5:Sheet1.B5 Sheet1.E5:Sheet1.E12 Sheet1.H5:Sheet1.H12" chart:data-source-has-labels="row" svg:x="0.238cm" svg:y="0.602cm" svg:width="7.577cm" svg:height="7.668cm">
          <chart:axis chart:dimension="x" chart:name="primary-x" chart:style-name="ch5">
            <chart:title svg:x="3.637cm" svg:y="7.851cm" chart:style-name="ch6">
              <text:p>time step</text:p>
            </chart:title>
          </chart:axis>
          <chart:axis chart:dimension="y" chart:name="primary-y" chart:style-name="ch7">
            <chart:title svg:x="0.278cm" svg:y="8.232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6:Sheet1.B12" chart:label-cell-address="Sheet1.B5:Sheet1.B5" chart:class="chart:scatter">
            <chart:domain table:cell-range-address="Sheet1.A6:Sheet1.A12"/>
            <chart:data-point chart:repeated="7"/>
          </chart:series>
          <chart:series chart:style-name="ch11" chart:values-cell-range-address="Sheet1.E6:Sheet1.E12" chart:label-cell-address="Sheet1.E5:Sheet1.E5" chart:class="chart:scatter">
            <chart:data-point chart:repeated="7"/>
          </chart:series>
          <chart:series chart:style-name="ch12" chart:values-cell-range-address="Sheet1.H6:Sheet1.H12" chart:label-cell-address="Sheet1.H5:Sheet1.H5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_rho</text:p>
              </table:table-cell>
              <table:table-cell office:value-type="string">
                <text:p text:id="Sheet1.E5:Sheet1.E5">L2_rho</text:p>
              </table:table-cell>
              <table:table-cell office:value-type="string">
                <text:p text:id="Sheet1.H5:Sheet1.H5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2">0.0016</text:p>
              </table:table-cell>
              <table:table-cell office:value-type="float" office:value="0.00901006">
                <text:p text:id="Sheet1.B6:Sheet1.B12">0.00901006</text:p>
              </table:table-cell>
              <table:table-cell office:value-type="float" office:value="0.0176235">
                <text:p text:id="Sheet1.E6:Sheet1.E12">0.0176235</text:p>
              </table:table-cell>
              <table:table-cell office:value-type="float" office:value="0.0963615">
                <text:p text:id="Sheet1.H6:Sheet1.H12">0.09636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0907098">
                <text:p>0.00907098</text:p>
              </table:table-cell>
              <table:table-cell office:value-type="float" office:value="0.0176678">
                <text:p>0.0176678</text:p>
              </table:table-cell>
              <table:table-cell office:value-type="float" office:value="0.0962868">
                <text:p>0.0962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0914781">
                <text:p>0.00914781</text:p>
              </table:table-cell>
              <table:table-cell office:value-type="float" office:value="0.0177365">
                <text:p>0.0177365</text:p>
              </table:table-cell>
              <table:table-cell office:value-type="float" office:value="0.0963014">
                <text:p>0.0963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074627">
                <text:p>0.002985074627</text:p>
              </table:table-cell>
              <table:table-cell office:value-type="float" office:value="0.0096583">
                <text:p>0.0096583</text:p>
              </table:table-cell>
              <table:table-cell office:value-type="float" office:value="0.0180618">
                <text:p>0.0180618</text:p>
              </table:table-cell>
              <table:table-cell office:value-type="float" office:value="0.0962127">
                <text:p>0.0962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193">
                <text:p>0.00350877193</text:p>
              </table:table-cell>
              <table:table-cell office:value-type="float" office:value="0.00940521">
                <text:p>0.00940521</text:p>
              </table:table-cell>
              <table:table-cell office:value-type="float" office:value="0.0179517">
                <text:p>0.0179517</text:p>
              </table:table-cell>
              <table:table-cell office:value-type="float" office:value="0.0939911">
                <text:p>0.0939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100353">
                <text:p>0.0100353</text:p>
              </table:table-cell>
              <table:table-cell office:value-type="float" office:value="0.0181485">
                <text:p>0.0181485</text:p>
              </table:table-cell>
              <table:table-cell office:value-type="float" office:value="0.0919372">
                <text:p>0.0919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444">
                <text:p>0.0044444444</text:p>
              </table:table-cell>
              <table:table-cell office:value-type="float" office:value="0.00984216">
                <text:p>0.00984216</text:p>
              </table:table-cell>
              <table:table-cell office:value-type="float" office:value="0.0181482">
                <text:p>0.0181482</text:p>
              </table:table-cell>
              <table:table-cell office:value-type="float" office:value="0.0876314">
                <text:p>0.0876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2 Sheet1.K5:Sheet1.K12 Sheet1.N5:Sheet1.N12 Sheet1.Q5:Sheet1.Q12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6:Sheet1.K12" chart:label-cell-address="Sheet1.K5:Sheet1.K5" chart:class="chart:scatter">
            <chart:domain table:cell-range-address="Sheet1.A6:Sheet1.A12"/>
            <chart:data-point chart:repeated="7"/>
          </chart:series>
          <chart:series chart:style-name="ch8" chart:values-cell-range-address="Sheet1.N6:Sheet1.N12" chart:label-cell-address="Sheet1.N5:Sheet1.N5" chart:class="chart:scatter">
            <chart:data-point chart:repeated="7"/>
          </chart:series>
          <chart:series chart:style-name="ch9" chart:values-cell-range-address="Sheet1.Q6:Sheet1.Q12" chart:label-cell-address="Sheet1.Q5:Sheet1.Q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5:Sheet1.K5">L1_rho3</text:p>
              </table:table-cell>
              <table:table-cell office:value-type="string">
                <text:p text:id="Sheet1.N5:Sheet1.N5">L2_rho3</text:p>
              </table:table-cell>
              <table:table-cell office:value-type="string">
                <text:p text:id="Sheet1.Q5:Sheet1.Q5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2">0.0016</text:p>
              </table:table-cell>
              <table:table-cell office:value-type="float" office:value="0.00978254">
                <text:p text:id="Sheet1.K6:Sheet1.K12">0.00978254</text:p>
              </table:table-cell>
              <table:table-cell office:value-type="float" office:value="0.0106493">
                <text:p text:id="Sheet1.N6:Sheet1.N12">0.0106493</text:p>
              </table:table-cell>
              <table:table-cell office:value-type="float" office:value="0.0187177">
                <text:p text:id="Sheet1.Q6:Sheet1.Q12">0.01871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0973916">
                <text:p>0.00973916</text:p>
              </table:table-cell>
              <table:table-cell office:value-type="float" office:value="0.0105912">
                <text:p>0.0105912</text:p>
              </table:table-cell>
              <table:table-cell office:value-type="float" office:value="0.0185927">
                <text:p>0.0185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0963387">
                <text:p>0.00963387</text:p>
              </table:table-cell>
              <table:table-cell office:value-type="float" office:value="0.0104773">
                <text:p>0.0104773</text:p>
              </table:table-cell>
              <table:table-cell office:value-type="float" office:value="0.0184222">
                <text:p>0.0184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074627">
                <text:p>0.002985074627</text:p>
              </table:table-cell>
              <table:table-cell office:value-type="float" office:value="0.00948537">
                <text:p>0.00948537</text:p>
              </table:table-cell>
              <table:table-cell office:value-type="float" office:value="0.0103002">
                <text:p>0.0103002</text:p>
              </table:table-cell>
              <table:table-cell office:value-type="float" office:value="0.0181532">
                <text:p>0.0181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193">
                <text:p>0.00350877193</text:p>
              </table:table-cell>
              <table:table-cell office:value-type="float" office:value="0.00960628">
                <text:p>0.00960628</text:p>
              </table:table-cell>
              <table:table-cell office:value-type="float" office:value="0.0103447">
                <text:p>0.0103447</text:p>
              </table:table-cell>
              <table:table-cell office:value-type="float" office:value="0.0177847">
                <text:p>0.0177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0869488">
                <text:p>0.00869488</text:p>
              </table:table-cell>
              <table:table-cell office:value-type="float" office:value="0.00974207">
                <text:p>0.00974207</text:p>
              </table:table-cell>
              <table:table-cell office:value-type="float" office:value="0.0173481">
                <text:p>0.0173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444">
                <text:p>0.0044444444</text:p>
              </table:table-cell>
              <table:table-cell office:value-type="float" office:value="0.0091338">
                <text:p>0.0091338</text:p>
              </table:table-cell>
              <table:table-cell office:value-type="float" office:value="0.00983592">
                <text:p>0.00983592</text:p>
              </table:table-cell>
              <table:table-cell office:value-type="float" office:value="0.016892">
                <text:p>0.016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cm" svg:height="8.267cm" chart:class="chart:scatter" chart:style-name="ch1">
        <chart:legend chart:legend-position="top" svg:x="3.998cm" svg:y="0.577cm" chart:style-name="ch2"/>
        <chart:plot-area chart:style-name="ch3" table:cell-range-address="Sheet1.A6:Sheet1.A12 Sheet1.T5:Sheet1.T12 Sheet1.W5:Sheet1.W12 Sheet1.Z5:Sheet1.Z12" chart:data-source-has-labels="row" svg:x="0.368cm" svg:y="0.147cm" svg:width="8.429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6:Sheet1.T12" chart:label-cell-address="Sheet1.T5:Sheet1.T5" chart:class="chart:scatter">
            <chart:domain table:cell-range-address="Sheet1.A6:Sheet1.A12"/>
            <chart:data-point chart:repeated="7"/>
          </chart:series>
          <chart:series chart:style-name="ch8" chart:values-cell-range-address="Sheet1.W6:Sheet1.W12" chart:label-cell-address="Sheet1.W5:Sheet1.W5" chart:class="chart:scatter">
            <chart:data-point chart:repeated="7"/>
          </chart:series>
          <chart:series chart:style-name="ch9" chart:values-cell-range-address="Sheet1.Z6:Sheet1.Z12" chart:label-cell-address="Sheet1.Z5:Sheet1.Z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5:Sheet1.T5">L1_rho2</text:p>
              </table:table-cell>
              <table:table-cell office:value-type="string">
                <text:p text:id="Sheet1.W5:Sheet1.W5">L2_rho2</text:p>
              </table:table-cell>
              <table:table-cell office:value-type="string">
                <text:p text:id="Sheet1.Z5:Sheet1.Z5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2">0.0016</text:p>
              </table:table-cell>
              <table:table-cell office:value-type="float" office:value="0.00213539">
                <text:p text:id="Sheet1.T6:Sheet1.T12">0.00213539</text:p>
              </table:table-cell>
              <table:table-cell office:value-type="float" office:value="0.00234408">
                <text:p text:id="Sheet1.W6:Sheet1.W12">0.00234408</text:p>
              </table:table-cell>
              <table:table-cell office:value-type="float" office:value="0.00466868">
                <text:p text:id="Sheet1.Z6:Sheet1.Z12">0.004668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0214991">
                <text:p>0.00214991</text:p>
              </table:table-cell>
              <table:table-cell office:value-type="float" office:value="0.00236043">
                <text:p>0.00236043</text:p>
              </table:table-cell>
              <table:table-cell office:value-type="float" office:value="0.00469218">
                <text:p>0.00469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0218806">
                <text:p>0.00218806</text:p>
              </table:table-cell>
              <table:table-cell office:value-type="float" office:value="0.00235179">
                <text:p>0.00235179</text:p>
              </table:table-cell>
              <table:table-cell office:value-type="float" office:value="0.00457464">
                <text:p>0.00457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074627">
                <text:p>0.002985074627</text:p>
              </table:table-cell>
              <table:table-cell office:value-type="float" office:value="0.00447047">
                <text:p>0.00447047</text:p>
              </table:table-cell>
              <table:table-cell office:value-type="float" office:value="0.00738924">
                <text:p>0.00738924</text:p>
              </table:table-cell>
              <table:table-cell office:value-type="float" office:value="0.0400832">
                <text:p>0.0400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193">
                <text:p>0.00350877193</text:p>
              </table:table-cell>
              <table:table-cell office:value-type="float" office:value="0.0025404">
                <text:p>0.0025404</text:p>
              </table:table-cell>
              <table:table-cell office:value-type="float" office:value="0.00331674">
                <text:p>0.00331674</text:p>
              </table:table-cell>
              <table:table-cell office:value-type="float" office:value="0.00675645">
                <text:p>0.00675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0511953">
                <text:p>0.00511953</text:p>
              </table:table-cell>
              <table:table-cell office:value-type="float" office:value="0.005914">
                <text:p>0.005914</text:p>
              </table:table-cell>
              <table:table-cell office:value-type="float" office:value="0.0105125">
                <text:p>0.0105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444">
                <text:p>0.0044444444</text:p>
              </table:table-cell>
              <table:table-cell office:value-type="float" office:value="0.00265843">
                <text:p>0.00265843</text:p>
              </table:table-cell>
              <table:table-cell office:value-type="float" office:value="0.00370173">
                <text:p>0.00370173</text:p>
              </table:table-cell>
              <table:table-cell office:value-type="float" office:value="0.013344">
                <text:p>0.0133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1" chart:maximum="10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2 Sheet1.C5:Sheet1.C12 Sheet1.F5:Sheet1.F12 Sheet1.I5:Sheet1.I12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2" chart:label-cell-address="Sheet1.C5:Sheet1.C5" chart:class="chart:scatter">
            <chart:domain table:cell-range-address="Sheet1.A6:Sheet1.A12"/>
            <chart:data-point chart:repeated="7"/>
          </chart:series>
          <chart:series chart:style-name="ch8" chart:values-cell-range-address="Sheet1.F6:Sheet1.F12" chart:label-cell-address="Sheet1.F5:Sheet1.F5" chart:class="chart:scatter">
            <chart:data-point chart:repeated="7"/>
          </chart:series>
          <chart:series chart:style-name="ch9" chart:values-cell-range-address="Sheet1.I6:Sheet1.I12" chart:label-cell-address="Sheet1.I5:Sheet1.I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L1_u</text:p>
              </table:table-cell>
              <table:table-cell office:value-type="string">
                <text:p text:id="Sheet1.F5:Sheet1.F5">L2_u</text:p>
              </table:table-cell>
              <table:table-cell office:value-type="string">
                <text:p text:id="Sheet1.I5:Sheet1.I5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2">0.0016</text:p>
              </table:table-cell>
              <table:table-cell office:value-type="float" office:value="0.0257112">
                <text:p text:id="Sheet1.C6:Sheet1.C12">0.0257112</text:p>
              </table:table-cell>
              <table:table-cell office:value-type="float" office:value="0.0816343">
                <text:p text:id="Sheet1.F6:Sheet1.F12">0.0816343</text:p>
              </table:table-cell>
              <table:table-cell office:value-type="float" office:value="0.615655">
                <text:p text:id="Sheet1.I6:Sheet1.I12">0.6156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256263">
                <text:p>0.0256263</text:p>
              </table:table-cell>
              <table:table-cell office:value-type="float" office:value="0.0811094">
                <text:p>0.0811094</text:p>
              </table:table-cell>
              <table:table-cell office:value-type="float" office:value="0.609902">
                <text:p>0.609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255932">
                <text:p>0.0255932</text:p>
              </table:table-cell>
              <table:table-cell office:value-type="float" office:value="0.0805606">
                <text:p>0.0805606</text:p>
              </table:table-cell>
              <table:table-cell office:value-type="float" office:value="0.603653">
                <text:p>0.603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074627">
                <text:p>0.002985074627</text:p>
              </table:table-cell>
              <table:table-cell office:value-type="float" office:value="0.0299604">
                <text:p>0.0299604</text:p>
              </table:table-cell>
              <table:table-cell office:value-type="float" office:value="0.0837312">
                <text:p>0.0837312</text:p>
              </table:table-cell>
              <table:table-cell office:value-type="float" office:value="0.600192">
                <text:p>0.600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193">
                <text:p>0.00350877193</text:p>
              </table:table-cell>
              <table:table-cell office:value-type="float" office:value="0.0278488">
                <text:p>0.0278488</text:p>
              </table:table-cell>
              <table:table-cell office:value-type="float" office:value="0.0797217">
                <text:p>0.0797217</text:p>
              </table:table-cell>
              <table:table-cell office:value-type="float" office:value="0.58831">
                <text:p>0.58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28967">
                <text:p>0.028967</text:p>
              </table:table-cell>
              <table:table-cell office:value-type="float" office:value="0.0799381">
                <text:p>0.0799381</text:p>
              </table:table-cell>
              <table:table-cell office:value-type="float" office:value="0.586021">
                <text:p>0.586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444">
                <text:p>0.0044444444</text:p>
              </table:table-cell>
              <table:table-cell office:value-type="float" office:value="0.0383081">
                <text:p>0.0383081</text:p>
              </table:table-cell>
              <table:table-cell office:value-type="float" office:value="0.088366">
                <text:p>0.088366</text:p>
              </table:table-cell>
              <table:table-cell office:value-type="float" office:value="0.575861">
                <text:p>0.5758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2 Sheet1.L5:Sheet1.L12 Sheet1.O5:Sheet1.O12 Sheet1.R5:Sheet1.R12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:Sheet1.L12" chart:label-cell-address="Sheet1.L5:Sheet1.L5" chart:class="chart:scatter">
            <chart:domain table:cell-range-address="Sheet1.A6:Sheet1.A12"/>
            <chart:data-point chart:repeated="7"/>
          </chart:series>
          <chart:series chart:style-name="ch8" chart:values-cell-range-address="Sheet1.O6:Sheet1.O12" chart:label-cell-address="Sheet1.O5:Sheet1.O5" chart:class="chart:scatter">
            <chart:data-point chart:repeated="7"/>
          </chart:series>
          <chart:series chart:style-name="ch9" chart:values-cell-range-address="Sheet1.R6:Sheet1.R12" chart:label-cell-address="Sheet1.R5:Sheet1.R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5:Sheet1.L5">L1_u3</text:p>
              </table:table-cell>
              <table:table-cell office:value-type="string">
                <text:p text:id="Sheet1.O5:Sheet1.O5">L2_u3</text:p>
              </table:table-cell>
              <table:table-cell office:value-type="string">
                <text:p text:id="Sheet1.R5:Sheet1.R5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2">0.0016</text:p>
              </table:table-cell>
              <table:table-cell office:value-type="float" office:value="0.0152759">
                <text:p text:id="Sheet1.L6:Sheet1.L12">0.0152759</text:p>
              </table:table-cell>
              <table:table-cell office:value-type="float" office:value="0.0185707">
                <text:p text:id="Sheet1.O6:Sheet1.O12">0.0185707</text:p>
              </table:table-cell>
              <table:table-cell office:value-type="float" office:value="0.0379404">
                <text:p text:id="Sheet1.R6:Sheet1.R12">0.03794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152219">
                <text:p>0.0152219</text:p>
              </table:table-cell>
              <table:table-cell office:value-type="float" office:value="0.0184475">
                <text:p>0.0184475</text:p>
              </table:table-cell>
              <table:table-cell office:value-type="float" office:value="0.0376848">
                <text:p>0.0376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150259">
                <text:p>0.0150259</text:p>
              </table:table-cell>
              <table:table-cell office:value-type="float" office:value="0.0182542">
                <text:p>0.0182542</text:p>
              </table:table-cell>
              <table:table-cell office:value-type="float" office:value="0.0373026">
                <text:p>0.0373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074627">
                <text:p>0.002985074627</text:p>
              </table:table-cell>
              <table:table-cell office:value-type="float" office:value="0.0147189">
                <text:p>0.0147189</text:p>
              </table:table-cell>
              <table:table-cell office:value-type="float" office:value="0.0179571">
                <text:p>0.0179571</text:p>
              </table:table-cell>
              <table:table-cell office:value-type="float" office:value="0.0367195">
                <text:p>0.0367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193">
                <text:p>0.00350877193</text:p>
              </table:table-cell>
              <table:table-cell office:value-type="float" office:value="0.015195">
                <text:p>0.015195</text:p>
              </table:table-cell>
              <table:table-cell office:value-type="float" office:value="0.0178584">
                <text:p>0.0178584</text:p>
              </table:table-cell>
              <table:table-cell office:value-type="float" office:value="0.0357588">
                <text:p>0.0357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12947">
                <text:p>0.012947</text:p>
              </table:table-cell>
              <table:table-cell office:value-type="float" office:value="0.0166366">
                <text:p>0.0166366</text:p>
              </table:table-cell>
              <table:table-cell office:value-type="float" office:value="0.0348043">
                <text:p>0.0348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444">
                <text:p>0.0044444444</text:p>
              </table:table-cell>
              <table:table-cell office:value-type="float" office:value="0.0141623">
                <text:p>0.0141623</text:p>
              </table:table-cell>
              <table:table-cell office:value-type="float" office:value="0.0168661">
                <text:p>0.0168661</text:p>
              </table:table-cell>
              <table:table-cell office:value-type="float" office:value="0.0338854">
                <text:p>0.03388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2 Sheet1.U5:Sheet1.U12 Sheet1.X5:Sheet1.X12 Sheet1.AA5:Sheet1.AA12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6:Sheet1.U12" chart:label-cell-address="Sheet1.U5:Sheet1.U5" chart:class="chart:scatter">
            <chart:domain table:cell-range-address="Sheet1.A6:Sheet1.A12"/>
            <chart:data-point chart:repeated="7"/>
          </chart:series>
          <chart:series chart:style-name="ch8" chart:values-cell-range-address="Sheet1.X6:Sheet1.X12" chart:label-cell-address="Sheet1.X5:Sheet1.X5" chart:class="chart:scatter">
            <chart:data-point chart:repeated="7"/>
          </chart:series>
          <chart:series chart:style-name="ch9" chart:values-cell-range-address="Sheet1.AA6:Sheet1.AA12" chart:label-cell-address="Sheet1.AA5:Sheet1.AA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5:Sheet1.U5">L1_u2</text:p>
              </table:table-cell>
              <table:table-cell office:value-type="string">
                <text:p text:id="Sheet1.X5:Sheet1.X5">L2_u2</text:p>
              </table:table-cell>
              <table:table-cell office:value-type="string">
                <text:p text:id="Sheet1.AA5:Sheet1.AA5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2">0.0016</text:p>
              </table:table-cell>
              <table:table-cell office:value-type="float" office:value="0.00320777">
                <text:p text:id="Sheet1.U6:Sheet1.U12">0.00320777</text:p>
              </table:table-cell>
              <table:table-cell office:value-type="float" office:value="0.00411555">
                <text:p text:id="Sheet1.X6:Sheet1.X12">0.00411555</text:p>
              </table:table-cell>
              <table:table-cell office:value-type="float" office:value="0.00937918">
                <text:p text:id="Sheet1.AA6:Sheet1.AA12">0.009379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0318549">
                <text:p>0.00318549</text:p>
              </table:table-cell>
              <table:table-cell office:value-type="float" office:value="0.00408563">
                <text:p>0.00408563</text:p>
              </table:table-cell>
              <table:table-cell office:value-type="float" office:value="0.00927695">
                <text:p>0.00927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0338637">
                <text:p>0.00338637</text:p>
              </table:table-cell>
              <table:table-cell office:value-type="float" office:value="0.00444716">
                <text:p>0.00444716</text:p>
              </table:table-cell>
              <table:table-cell office:value-type="float" office:value="0.010045">
                <text:p>0.010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074627">
                <text:p>0.002985074627</text:p>
              </table:table-cell>
              <table:table-cell office:value-type="float" office:value="0.0255749">
                <text:p>0.0255749</text:p>
              </table:table-cell>
              <table:table-cell office:value-type="float" office:value="0.0546278">
                <text:p>0.0546278</text:p>
              </table:table-cell>
              <table:table-cell office:value-type="float" office:value="0.323098">
                <text:p>0.323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193">
                <text:p>0.00350877193</text:p>
              </table:table-cell>
              <table:table-cell office:value-type="float" office:value="0.0127152">
                <text:p>0.0127152</text:p>
              </table:table-cell>
              <table:table-cell office:value-type="float" office:value="0.0172793">
                <text:p>0.0172793</text:p>
              </table:table-cell>
              <table:table-cell office:value-type="float" office:value="0.056415">
                <text:p>0.056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173845">
                <text:p>0.0173845</text:p>
              </table:table-cell>
              <table:table-cell office:value-type="float" office:value="0.0223599">
                <text:p>0.0223599</text:p>
              </table:table-cell>
              <table:table-cell office:value-type="float" office:value="0.079443">
                <text:p>0.079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444">
                <text:p>0.0044444444</text:p>
              </table:table-cell>
              <table:table-cell office:value-type="float" office:value="0.0364658">
                <text:p>0.0364658</text:p>
              </table:table-cell>
              <table:table-cell office:value-type="float" office:value="0.0621487">
                <text:p>0.0621487</text:p>
              </table:table-cell>
              <table:table-cell office:value-type="float" office:value="0.214099">
                <text:p>0.2140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2 Sheet1.D5:Sheet1.D12 Sheet1.G5:Sheet1.G12 Sheet1.J5:Sheet1.J12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2" chart:label-cell-address="Sheet1.D5:Sheet1.D5" chart:class="chart:scatter">
            <chart:domain table:cell-range-address="Sheet1.A6:Sheet1.A12"/>
            <chart:data-point chart:repeated="7"/>
          </chart:series>
          <chart:series chart:style-name="ch8" chart:values-cell-range-address="Sheet1.G6:Sheet1.G12" chart:label-cell-address="Sheet1.G5:Sheet1.G5" chart:class="chart:scatter">
            <chart:data-point chart:repeated="7"/>
          </chart:series>
          <chart:series chart:style-name="ch9" chart:values-cell-range-address="Sheet1.J6:Sheet1.J12" chart:label-cell-address="Sheet1.J5:Sheet1.J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5:Sheet1.D5">L1e</text:p>
              </table:table-cell>
              <table:table-cell office:value-type="string">
                <text:p text:id="Sheet1.G5:Sheet1.G5">L2e</text:p>
              </table:table-cell>
              <table:table-cell office:value-type="string">
                <text:p text:id="Sheet1.J5:Sheet1.J5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2">0.0016</text:p>
              </table:table-cell>
              <table:table-cell office:value-type="float" office:value="0.014878">
                <text:p text:id="Sheet1.D6:Sheet1.D12">0.014878</text:p>
              </table:table-cell>
              <table:table-cell office:value-type="float" office:value="0.0338939">
                <text:p text:id="Sheet1.G6:Sheet1.G12">0.0338939</text:p>
              </table:table-cell>
              <table:table-cell office:value-type="float" office:value="0.203938">
                <text:p text:id="Sheet1.J6:Sheet1.J12">0.2039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148809">
                <text:p>0.0148809</text:p>
              </table:table-cell>
              <table:table-cell office:value-type="float" office:value="0.0338579">
                <text:p>0.0338579</text:p>
              </table:table-cell>
              <table:table-cell office:value-type="float" office:value="0.203772">
                <text:p>0.203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14868">
                <text:p>0.014868</text:p>
              </table:table-cell>
              <table:table-cell office:value-type="float" office:value="0.0338104">
                <text:p>0.0338104</text:p>
              </table:table-cell>
              <table:table-cell office:value-type="float" office:value="0.203505">
                <text:p>0.203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074627">
                <text:p>0.002985074627</text:p>
              </table:table-cell>
              <table:table-cell office:value-type="float" office:value="0.0154034">
                <text:p>0.0154034</text:p>
              </table:table-cell>
              <table:table-cell office:value-type="float" office:value="0.0337972">
                <text:p>0.0337972</text:p>
              </table:table-cell>
              <table:table-cell office:value-type="float" office:value="0.203021">
                <text:p>0.203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193">
                <text:p>0.00350877193</text:p>
              </table:table-cell>
              <table:table-cell office:value-type="float" office:value="0.0153627">
                <text:p>0.0153627</text:p>
              </table:table-cell>
              <table:table-cell office:value-type="float" office:value="0.0339303">
                <text:p>0.0339303</text:p>
              </table:table-cell>
              <table:table-cell office:value-type="float" office:value="0.200996">
                <text:p>0.200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159222">
                <text:p>0.0159222</text:p>
              </table:table-cell>
              <table:table-cell office:value-type="float" office:value="0.0347827">
                <text:p>0.0347827</text:p>
              </table:table-cell>
              <table:table-cell office:value-type="float" office:value="0.197887">
                <text:p>0.1978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444">
                <text:p>0.0044444444</text:p>
              </table:table-cell>
              <table:table-cell office:value-type="float" office:value="0.0195392">
                <text:p>0.0195392</text:p>
              </table:table-cell>
              <table:table-cell office:value-type="float" office:value="0.0479404">
                <text:p>0.0479404</text:p>
              </table:table-cell>
              <table:table-cell office:value-type="float" office:value="0.434013">
                <text:p>0.4340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2 Sheet1.M5:Sheet1.M12 Sheet1.P5:Sheet1.P12 Sheet1.S5:Sheet1.S12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2" chart:label-cell-address="Sheet1.M5:Sheet1.M5" chart:class="chart:scatter">
            <chart:domain table:cell-range-address="Sheet1.A6:Sheet1.A12"/>
            <chart:data-point chart:repeated="7"/>
          </chart:series>
          <chart:series chart:style-name="ch8" chart:values-cell-range-address="Sheet1.P6:Sheet1.P12" chart:label-cell-address="Sheet1.P5:Sheet1.P5" chart:class="chart:scatter">
            <chart:data-point chart:repeated="7"/>
          </chart:series>
          <chart:series chart:style-name="ch9" chart:values-cell-range-address="Sheet1.S6:Sheet1.S12" chart:label-cell-address="Sheet1.S5:Sheet1.S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5:Sheet1.M5">L1e3</text:p>
              </table:table-cell>
              <table:table-cell office:value-type="string">
                <text:p text:id="Sheet1.P5:Sheet1.P5">L2e3</text:p>
              </table:table-cell>
              <table:table-cell office:value-type="string">
                <text:p text:id="Sheet1.S5:Sheet1.S5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2">0.0016</text:p>
              </table:table-cell>
              <table:table-cell office:value-type="float" office:value="0.00693107">
                <text:p text:id="Sheet1.M6:Sheet1.M12">0.00693107</text:p>
              </table:table-cell>
              <table:table-cell office:value-type="float" office:value="0.00747244">
                <text:p text:id="Sheet1.P6:Sheet1.P12">0.00747244</text:p>
              </table:table-cell>
              <table:table-cell office:value-type="float" office:value="0.0129398">
                <text:p text:id="Sheet1.S6:Sheet1.S12">0.01293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0690132">
                <text:p>0.00690132</text:p>
              </table:table-cell>
              <table:table-cell office:value-type="float" office:value="0.00745147">
                <text:p>0.00745147</text:p>
              </table:table-cell>
              <table:table-cell office:value-type="float" office:value="0.0128723">
                <text:p>0.0128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0684686">
                <text:p>0.00684686</text:p>
              </table:table-cell>
              <table:table-cell office:value-type="float" office:value="0.00740243">
                <text:p>0.00740243</text:p>
              </table:table-cell>
              <table:table-cell office:value-type="float" office:value="0.0127861">
                <text:p>0.0127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074627">
                <text:p>0.002985074627</text:p>
              </table:table-cell>
              <table:table-cell office:value-type="float" office:value="0.00680102">
                <text:p>0.00680102</text:p>
              </table:table-cell>
              <table:table-cell office:value-type="float" office:value="0.00735056">
                <text:p>0.00735056</text:p>
              </table:table-cell>
              <table:table-cell office:value-type="float" office:value="0.0126455">
                <text:p>0.0126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193">
                <text:p>0.00350877193</text:p>
              </table:table-cell>
              <table:table-cell office:value-type="float" office:value="0.00677633">
                <text:p>0.00677633</text:p>
              </table:table-cell>
              <table:table-cell office:value-type="float" office:value="0.00739489">
                <text:p>0.00739489</text:p>
              </table:table-cell>
              <table:table-cell office:value-type="float" office:value="0.0124423">
                <text:p>0.0124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0619323">
                <text:p>0.00619323</text:p>
              </table:table-cell>
              <table:table-cell office:value-type="float" office:value="0.00688858">
                <text:p>0.00688858</text:p>
              </table:table-cell>
              <table:table-cell office:value-type="float" office:value="0.0122028">
                <text:p>0.0122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444">
                <text:p>0.0044444444</text:p>
              </table:table-cell>
              <table:table-cell office:value-type="float" office:value="0.00653855">
                <text:p>0.00653855</text:p>
              </table:table-cell>
              <table:table-cell office:value-type="float" office:value="0.00715552">
                <text:p>0.00715552</text:p>
              </table:table-cell>
              <table:table-cell office:value-type="float" office:value="0.0119543">
                <text:p>0.01195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2 Sheet1.V5:Sheet1.V12 Sheet1.Y5:Sheet1.Y12 Sheet1.AB5:Sheet1.AB12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6:Sheet1.V12" chart:label-cell-address="Sheet1.V5:Sheet1.V5" chart:class="chart:scatter">
            <chart:domain table:cell-range-address="Sheet1.A6:Sheet1.A12"/>
            <chart:data-point chart:repeated="7"/>
          </chart:series>
          <chart:series chart:style-name="ch8" chart:values-cell-range-address="Sheet1.Y6:Sheet1.Y12" chart:label-cell-address="Sheet1.Y5:Sheet1.Y5" chart:class="chart:scatter">
            <chart:data-point chart:repeated="7"/>
          </chart:series>
          <chart:series chart:style-name="ch9" chart:values-cell-range-address="Sheet1.AB6:Sheet1.AB12" chart:label-cell-address="Sheet1.AB5:Sheet1.AB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5:Sheet1.V5">L1e2</text:p>
              </table:table-cell>
              <table:table-cell office:value-type="string">
                <text:p text:id="Sheet1.Y5:Sheet1.Y5">L2e2</text:p>
              </table:table-cell>
              <table:table-cell office:value-type="string">
                <text:p text:id="Sheet1.AB5:Sheet1.AB5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2">0.0016</text:p>
              </table:table-cell>
              <table:table-cell office:value-type="float" office:value="0.00744219">
                <text:p text:id="Sheet1.V6:Sheet1.V12">0.00744219</text:p>
              </table:table-cell>
              <table:table-cell office:value-type="float" office:value="0.0102447">
                <text:p text:id="Sheet1.Y6:Sheet1.Y12">0.0102447</text:p>
              </table:table-cell>
              <table:table-cell office:value-type="float" office:value="0.0236385">
                <text:p text:id="Sheet1.AB6:Sheet1.AB12">0.02363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074607">
                <text:p>0.0074607</text:p>
              </table:table-cell>
              <table:table-cell office:value-type="float" office:value="0.0102775">
                <text:p>0.0102775</text:p>
              </table:table-cell>
              <table:table-cell office:value-type="float" office:value="0.0237254">
                <text:p>0.0237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0748454">
                <text:p>0.00748454</text:p>
              </table:table-cell>
              <table:table-cell office:value-type="float" office:value="0.0103909">
                <text:p>0.0103909</text:p>
              </table:table-cell>
              <table:table-cell office:value-type="float" office:value="0.0239936">
                <text:p>0.0239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074627">
                <text:p>0.002985074627</text:p>
              </table:table-cell>
              <table:table-cell office:value-type="float" office:value="0.010423">
                <text:p>0.010423</text:p>
              </table:table-cell>
              <table:table-cell office:value-type="float" office:value="0.0126609">
                <text:p>0.0126609</text:p>
              </table:table-cell>
              <table:table-cell office:value-type="float" office:value="0.0252647">
                <text:p>0.0252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193">
                <text:p>0.00350877193</text:p>
              </table:table-cell>
              <table:table-cell office:value-type="float" office:value="0.010083">
                <text:p>0.010083</text:p>
              </table:table-cell>
              <table:table-cell office:value-type="float" office:value="0.0134582">
                <text:p>0.0134582</text:p>
              </table:table-cell>
              <table:table-cell office:value-type="float" office:value="0.0434295">
                <text:p>0.0434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116612">
                <text:p>0.0116612</text:p>
              </table:table-cell>
              <table:table-cell office:value-type="float" office:value="0.0171738">
                <text:p>0.0171738</text:p>
              </table:table-cell>
              <table:table-cell office:value-type="float" office:value="0.071159">
                <text:p>0.071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444">
                <text:p>0.0044444444</text:p>
              </table:table-cell>
              <table:table-cell office:value-type="float" office:value="0.0203407">
                <text:p>0.0203407</text:p>
              </table:table-cell>
              <table:table-cell office:value-type="float" office:value="0.0325835">
                <text:p>0.0325835</text:p>
              </table:table-cell>
              <table:table-cell office:value-type="float" office:value="0.0959589">
                <text:p>0.095958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